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df76" officeooo:paragraph-rsid="000ddf76"/>
    </style:style>
    <style:style style:name="P2" style:family="paragraph" style:parent-style-name="Standard">
      <style:text-properties officeooo:rsid="000f431c" officeooo:paragraph-rsid="000f431c"/>
    </style:style>
    <style:style style:name="P3" style:family="paragraph" style:parent-style-name="Standard">
      <style:paragraph-properties fo:margin-left="11.255cm" fo:margin-right="0cm" fo:text-align="start" style:justify-single-word="false" fo:text-indent="0cm" style:auto-text-indent="false"/>
      <style:text-properties officeooo:rsid="000ddf76" officeooo:paragraph-rsid="000ddf76"/>
    </style:style>
    <style:style style:name="P4" style:family="paragraph" style:parent-style-name="Standard">
      <style:text-properties officeooo:rsid="000f9555" officeooo:paragraph-rsid="00166cde"/>
    </style:style>
    <style:style style:name="T1" style:family="text">
      <style:text-properties officeooo:rsid="00148286"/>
    </style:style>
    <style:style style:name="T2" style:family="text">
      <style:text-properties officeooo:rsid="0017c59d"/>
    </style:style>
    <style:style style:name="T3" style:family="text">
      <style:text-properties officeooo:rsid="00166cde"/>
    </style:style>
    <style:style style:name="T4" style:family="text">
      <style:text-properties officeooo:rsid="0016b4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tul Singh Arora, Prof. Arvind</text:p>
      <text:p text:style-name="P3">Department of Physical Sciences,</text:p>
      <text:p text:style-name="P3">IISER Mohali, Sector 81</text:p>
      <text:p text:style-name="P3">Mohali - 140306</text:p>
      <text:p text:style-name="P3">INDIA</text:p>
      <text:p text:style-name="P3"/>
      <text:p text:style-name="P3">July 26, 2016</text:p>
      <text:p text:style-name="P1"/>
      <text:p text:style-name="P1">The Editorial Team,</text:p>
      <text:p text:style-name="P1">Physical Review Letters</text:p>
      <text:p text:style-name="P1">American Physical Society</text:p>
      <text:p text:style-name="P1">1 Research Road,</text:p>
      <text:p text:style-name="P1">Ridge,</text:p>
      <text:p text:style-name="P1">NY 11961-2701</text:p>
      <text:p text:style-name="P1"/>
      <text:p text:style-name="P2">Dear Editor(s)</text:p>
      <text:p text:style-name="P2"/>
      <text:p text:style-name="P4"><text:span text:style-name="T2">We show that the notion of contextuality proposed by Bell and <text:s/>developed by Kochen and Specker is not the only logically possible way to understand <text:s/>the nonclassical behaviour of hidden variable models. We present a possible alternative to the </text:span>notion of contextuality, <text:span text:style-name="T2">which we call</text:span> <text:span text:style-name="T2">non-</text:span>multiplicativity. <text:s/><text:span text:style-name="T2">These new ideas are expected to</text:span> have a broad influence on <text:span text:style-name="T3">the </text:span>foundations of the subject and on <text:span text:style-name="T3">areas of </text:span>quantum information where contextuality <text:span text:style-name="T3">is </text:span>being used <text:span text:style-name="T4">to achieve speed and security through</text:span> quantum protocols.</text:p>
      <text:p text:style-name="P2"/>
      <text:p text:style-name="P2"/>
      <text:p text:style-name="P2">Sincerely</text:p>
      <text:p text:style-name="P2"/>
      <text:p text:style-name="P2">Atul, Arvin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01:25:11.659887680</meta:creation-date>
    <meta:generator>LibreOffice/5.1.3.2$Linux_X86_64 LibreOffice_project/10m0$Build-2</meta:generator>
    <dc:date>2016-07-26T03:59:29.904287335</dc:date>
    <meta:editing-duration>PT15M34S</meta:editing-duration>
    <meta:editing-cycles>5</meta:editing-cycles>
    <meta:document-statistic meta:table-count="0" meta:image-count="0" meta:object-count="0" meta:page-count="1" meta:paragraph-count="16" meta:word-count="121" meta:character-count="776" meta:non-whitespace-character-count="668"/>
  </office:meta>
</office:document-meta>
</file>